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b28c" officeooo:paragraph-rsid="000bb28c"/>
    </style:style>
    <style:style style:name="P2" style:family="paragraph" style:parent-style-name="Standard">
      <style:text-properties officeooo:rsid="000bb28c" officeooo:paragraph-rsid="000c6e8a"/>
    </style:style>
    <style:style style:name="P3" style:family="paragraph" style:parent-style-name="Standard">
      <style:text-properties officeooo:rsid="000c6e8a" officeooo:paragraph-rsid="000c6e8a"/>
    </style:style>
    <style:style style:name="T1" style:family="text">
      <style:text-properties officeooo:rsid="000c6e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pics to be add:-</text:p>
      <text:p text:style-name="P1">1) Intro about version control:</text:p>
      <text:p text:style-name="P1"><text:s/>Version control is a system that records changes to a file or set of files over time so that you can recall specific versions later.</text:p>
      <text:p text:style-name="P1">If you are a graphic or web designer and want to keep every version of an image or layout (which you would most certainly want to), a Version Control System (VCS) is a very wise thing to use. It allows you to revert selected files back to a previous state, revert the entire project back to a previous state, compare changes over time, see who last modified something that might be causing a problem, who introduced an issue and when, and more. Using a VCS also generally means that if you screw things up or lose files, you can easily recover. In addition, you get all this for very little overhead.</text:p>
      <text:p text:style-name="P1"></text:p>
      <text:p text:style-name="P1">2)Types of VCS with explanation //optional</text:p>
      <text:p text:style-name="P1"></text:p>
      <text:p text:style-name="P1">3)Introduction about git:</text:p>
      <text:p text:style-name="P1">Git is a version control system for tracking changes in computer files and coordinating work on those files among multiple people. It is primarily used for source code management in software development,[8] but it can be used to keep track of changes in any set of files. As a distributed revision control system it is aimed at speed,[9] data integrity,[10] and support for distributed, non-linear workflows.[11]</text:p>
      <text:p text:style-name="P1"></text:p>
      <text:p text:style-name="P1">Git was created by Linus Torvalds in 2005 for development of the Linux kernel, with other kernel developers contributing to its initial development.[12] Its current maintainer since 2005 is Junio Hamano.</text:p>
      <text:p text:style-name="P1"></text:p>
      <text:p text:style-name="P1">As with most other distributed version control systems, and unlike most client–server systems, every Git directory on every computer is a full-fledged repository with complete history and full version tracking abilities, independent of network access or a central server.[13]</text:p>
      <text:p text:style-name="P1"></text:p>
      <text:p text:style-name="P1">Git is free software distributed under the terms of the GNU General Public License version 2.</text:p>
      <text:p text:style-name="P1"></text:p>
      <text:p text:style-name="P1">4)How to use Git:</text:p>
      <text:p text:style-name="P1"></text:p>
      <text:p text:style-name="P1">Write the different commands in git with a brief explanation.</text:p>
      <text:p text:style-name="P1">Also paste screenshots while explaining each command.</text:p>
      <text:p text:style-name="P1"></text:p>
      <text:p text:style-name="P1">Different commands in Git:</text:p>
      <text:p text:style-name="P2"><text:span text:style-name="T1">git init</text:span></text:p>
      <text:p text:style-name="P3">git status</text:p>
      <text:p text:style-name="P3">git add</text:p>
      <text:p text:style-name="P3">git commit</text:p>
      <text:p text:style-name="P3">git log</text:p>
      <text:p text:style-name="P3">git remote add</text:p>
      <text:p text:style-name="P3">git pull</text:p>
      <text:p text:style-name="P3">git push</text:p>
      <text:p text:style-name="P3">git reset</text:p>
      <text:p text:style-name="P3">git rm</text:p>
      <text:p text:style-name="P3">git branch</text:p>
      <text:p text:style-name="P3">git checkout</text:p>
      <text:p text:style-name="P3">git stash</text:p>
      <text:p text:style-name="P3">git mer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1:04:55.964740430</meta:creation-date>
    <dc:date>2017-12-08T11:12:11.052535552</dc:date>
    <meta:editing-duration>PT6M41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36" meta:word-count="361" meta:character-count="2152" meta:non-whitespace-character-count="1783"/>
  </office:meta>
</office:document-meta>
</file>